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2.335cm"/>
    </style:style>
    <style:style style:name="gr3" style:family="graphic" style:parent-style-name="standard">
      <style:graphic-properties draw:stroke="none" svg:stroke-color="#000000" draw:fill="none" draw:fill-color="#ffffff" fo:min-height="0.527cm"/>
    </style:style>
    <style:style style:name="gr4" style:family="graphic" style:parent-style-name="standard">
      <style:graphic-properties svg:stroke-width="0.127cm" svg:stroke-color="#0000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-color="#cc00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383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svg:stroke-width="0.028cm" svg:stroke-color="#000000" draw:marker-start-width="0.245cm" draw:marker-end-width="0.245cm" draw:fill-color="#3399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5cm" draw:marker-end-width="0.245cm" draw:fill="none" draw:fill-color="#cc0000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5cm" draw:marker-end-width="0.245cm" draw:fill="none" draw:fill-color="#66cc00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fo:min-height="0.38cm"/>
    </style:style>
    <style:style style:name="gr15" style:family="graphic" style:parent-style-name="standard">
      <style:graphic-properties draw:stroke="none" svg:stroke-color="#000000" draw:fill="none" draw:fill-color="#ffffff" fo:min-height="0.872cm"/>
    </style:style>
    <style:style style:name="gr16" style:family="graphic" style:parent-style-name="standard">
      <style:graphic-properties draw:stroke="none" svg:stroke-color="#000000" draw:fill="none" draw:fill-color="#ffffff" fo:min-height="0.637cm"/>
    </style:style>
    <style:style style:name="gr17" style:family="graphic" style:parent-style-name="standard">
      <style:graphic-properties svg:stroke-width="0.028cm" svg:stroke-color="#000000" draw:marker-start-width="0.245cm" draw:marker-end-width="0.245cm" draw:fill="solid" draw:fill-color="#ffd320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fo:min-height="0.26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52cm" svg:height="2.191cm" svg:x="15.503cm" svg:y="24.749cm">
          <text:p/>
        </draw:rect>
        <draw:frame draw:style-name="gr2" draw:text-style-name="P2" draw:layer="layout" svg:width="4.998cm" svg:height="2.585cm" svg:x="15.53cm" svg:y="24.877cm">
          <draw:text-box>
            <text:p><text:span text:style-name="T1">Proto-8 Synthesizer</text:span></text:p>
            <text:p><text:span text:style-name="T1">Drawing: <text:s/>Back Panel Layout </text:span></text:p>
            <text:p><text:span text:style-name="T1"/></text:p>
            <text:p><text:span text:style-name="T1">R. Parks <text:s text:c="3"/>10-24-2017</text:span></text:p>
            <text:p><text:span text:style-name="T1"/></text:p>
          </draw:text-box>
        </draw:frame>
        <draw:frame draw:style-name="gr3" draw:text-style-name="P3" draw:layer="layout" svg:width="4.092cm" svg:height="0.777cm" svg:x="11.295cm" svg:y="26.129cm">
          <draw:text-box>
            <text:p><text:span text:style-name="T2">Scale: <text:s/>1” = 1”</text:span></text:p>
          </draw:text-box>
        </draw:frame>
        <draw:rect draw:style-name="gr4" draw:text-style-name="P1" draw:layer="layout" svg:width="15.134cm" svg:height="10.282cm" svg:x="3.549cm" svg:y="7.222cm">
          <text:p/>
        </draw:rect>
        <draw:circle draw:style-name="gr5" draw:text-style-name="P1" draw:layer="layout" svg:width="0.824cm" svg:height="0.824cm" draw:transform="rotate (1.5707963267946) translate (14.527cm 10.336cm)">
          <text:p/>
        </draw:circle>
        <draw:circle draw:style-name="gr5" draw:text-style-name="P1" draw:layer="layout" svg:width="0.824cm" svg:height="0.824cm" draw:transform="rotate (1.5707963267946) translate (14.527cm 12.704cm)">
          <text:p/>
        </draw:circle>
        <draw:ellipse draw:style-name="gr6" draw:text-style-name="P1" draw:layer="layout" svg:width="1.153cm" svg:height="1.152cm" draw:transform="rotate (1.5707963267946) translate (14.373cm 15.994cm)">
          <text:p/>
        </draw:ellipse>
        <draw:frame draw:style-name="gr7" draw:text-style-name="P4" draw:layer="layout" svg:width="1.263cm" svg:height="0.633cm" svg:x="14.366cm" svg:y="16.234cm">
          <draw:text-box>
            <text:p><text:span text:style-name="T3">9V IN</text:span></text:p>
          </draw:text-box>
        </draw:frame>
        <draw:frame draw:style-name="gr8" draw:text-style-name="P4" draw:layer="layout" svg:width="1.444cm" svg:height="0.569cm" svg:x="14.273cm" svg:y="12.779cm">
          <draw:text-box>
            <text:p><text:span text:style-name="T3">CH 1/2</text:span></text:p>
          </draw:text-box>
        </draw:frame>
        <draw:frame draw:style-name="gr8" draw:text-style-name="P4" draw:layer="layout" svg:width="1.485cm" svg:height="0.569cm" svg:x="14.275cm" svg:y="10.41cm">
          <draw:text-box>
            <text:p><text:span text:style-name="T3">CH 3/4</text:span></text:p>
          </draw:text-box>
        </draw:frame>
        <draw:circle draw:style-name="gr9" draw:text-style-name="P1" draw:layer="layout" svg:width="0.527cm" svg:height="0.528cm" draw:transform="rotate (1.5707963267946) translate (12.553cm 15.368cm)">
          <text:p/>
        </draw:circle>
        <draw:ellipse draw:style-name="gr10" draw:text-style-name="P1" draw:layer="layout" svg:width="1.296cm" svg:height="1.294cm" draw:transform="rotate (1.5707963267946) translate (10.422cm 14.855cm)">
          <text:p/>
        </draw:ellipse>
        <draw:g>
          <draw:circle draw:style-name="gr10" draw:text-style-name="P1" draw:layer="layout" svg:width="1.047cm" svg:height="1.047cm" draw:transform="rotate (1.5707963267946) translate (7.116cm 10.848cm)">
            <text:p/>
          </draw:circle>
          <draw:rect draw:style-name="gr11" draw:text-style-name="P1" draw:layer="layout" svg:width="0.175cm" svg:height="0.175cm" svg:x="7.578cm" svg:y="10.667cm">
            <text:p/>
          </draw:rect>
          <draw:ellipse draw:style-name="gr10" draw:text-style-name="P1" draw:layer="layout" svg:width="1.305cm" svg:height="1.307cm" draw:transform="rotate (1.5707963267946) translate (6.986cm 10.981cm)">
            <text:p/>
          </draw:ellipse>
          <draw:circle draw:style-name="gr12" draw:text-style-name="P1" draw:layer="layout" svg:width="0.303cm" svg:height="0.303cm" draw:transform="rotate (1.5707963267946) translate (6.491cm 10.548cm)">
            <text:p/>
          </draw:circle>
          <draw:circle draw:style-name="gr12" draw:text-style-name="P1" draw:layer="layout" svg:width="0.303cm" svg:height="0.303cm" draw:transform="rotate (1.5707963267946) translate (8.496cm 10.557cm)">
            <text:p/>
          </draw:circle>
          <draw:line draw:style-name="gr13" draw:text-style-name="P1" draw:layer="layout" svg:x1="7.308cm" svg:y1="9.758cm" svg:x2="6.507cm" svg:y2="10.294cm">
            <text:p/>
          </draw:line>
          <draw:line draw:style-name="gr13" draw:text-style-name="P1" draw:layer="layout" svg:x1="8.02cm" svg:y1="9.796cm" svg:x2="8.781cm" svg:y2="10.323cm">
            <text:p/>
          </draw:line>
          <draw:line draw:style-name="gr13" draw:text-style-name="P1" draw:layer="layout" svg:x1="7.385cm" svg:y1="10.938cm" svg:x2="6.508cm" svg:y2="10.501cm">
            <text:p/>
          </draw:line>
          <draw:line draw:style-name="gr13" draw:text-style-name="P1" draw:layer="layout" svg:x1="7.902cm" svg:y1="10.928cm" svg:x2="8.78cm" svg:y2="10.499cm">
            <text:p/>
          </draw:line>
          <draw:ellipse draw:style-name="gr12" draw:text-style-name="P1" draw:layer="layout" svg:width="0.163cm" svg:height="0.166cm" draw:transform="rotate (1.5707963267946) translate (7.916cm 10.447cm)">
            <text:p/>
          </draw:ellipse>
          <draw:ellipse draw:style-name="gr12" draw:text-style-name="P1" draw:layer="layout" svg:width="0.164cm" svg:height="0.167cm" draw:transform="rotate (1.5707963267946) translate (7.214cm 10.454cm)">
            <text:p/>
          </draw:ellipse>
          <draw:ellipse draw:style-name="gr12" draw:text-style-name="P1" draw:layer="layout" svg:width="0.162cm" svg:height="0.166cm" draw:transform="rotate (1.5707963267946) translate (7.293cm 10.162cm)">
            <text:p/>
          </draw:ellipse>
          <draw:ellipse draw:style-name="gr12" draw:text-style-name="P1" draw:layer="layout" svg:width="0.163cm" svg:height="0.167cm" draw:transform="rotate (1.5707963267946) translate (7.568cm 10.027cm)">
            <text:p/>
          </draw:ellipse>
          <draw:ellipse draw:style-name="gr12" draw:text-style-name="P1" draw:layer="layout" svg:width="0.163cm" svg:height="0.166cm" draw:transform="rotate (1.5707963267946) translate (7.83cm 10.171cm)">
            <text:p/>
          </draw:ellipse>
        </draw:g>
        <draw:frame draw:style-name="gr14" draw:text-style-name="P4" draw:layer="layout" svg:width="3.026cm" svg:height="0.63cm" svg:x="6.961cm" svg:y="15.937cm">
          <draw:text-box>
            <text:p><text:span text:style-name="T3">MIDI IN</text:span></text:p>
          </draw:text-box>
        </draw:frame>
        <draw:frame draw:style-name="gr15" draw:text-style-name="P4" draw:layer="layout" svg:width="3.959cm" svg:height="1.122cm" svg:x="6.766cm" svg:y="13.471cm">
          <draw:text-box>
            <text:p><text:span text:style-name="T3">MIDI THRU</text:span></text:p>
          </draw:text-box>
        </draw:frame>
        <draw:frame draw:style-name="gr15" draw:text-style-name="P4" draw:layer="layout" svg:width="3.958cm" svg:height="1.122cm" svg:x="6.767cm" svg:y="10.905cm">
          <draw:text-box>
            <text:p><text:span text:style-name="T3">MIDI OUT</text:span></text:p>
          </draw:text-box>
        </draw:frame>
        <draw:frame draw:style-name="gr16" draw:text-style-name="P4" draw:layer="layout" svg:width="1.528cm" svg:height="0.887cm" svg:x="10.517cm" svg:y="15.058cm">
          <draw:text-box>
            <text:p><text:span text:style-name="T3">USB</text:span></text:p>
            <text:p><text:span text:style-name="T3">Cable</text:span></text:p>
          </draw:text-box>
        </draw:frame>
        <draw:circle draw:style-name="gr6" draw:text-style-name="P1" draw:layer="layout" svg:width="0.584cm" svg:height="0.584cm" draw:transform="rotate (1.5707963267946) translate (7.365cm 21.039cm)">
          <text:p/>
        </draw:circle>
        <draw:frame draw:style-name="gr16" draw:text-style-name="P4" draw:layer="layout" svg:width="4.974cm" svg:height="0.887cm" svg:x="8.159cm" svg:y="20.51cm">
          <draw:text-box>
            <text:p><text:span text:style-name="T3">2.5 mm Chassis Mount Power Jack</text:span></text:p>
            <text:p><text:span text:style-name="T3"/></text:p>
          </draw:text-box>
        </draw:frame>
        <draw:circle draw:style-name="gr5" draw:text-style-name="P1" draw:layer="layout" svg:width="0.417cm" svg:height="0.417cm" draw:transform="rotate (1.5707963267946) translate (7.444cm 18.872cm)">
          <text:p/>
        </draw:circle>
        <draw:frame draw:style-name="gr16" draw:text-style-name="P4" draw:layer="layout" svg:width="5.118cm" svg:height="0.887cm" svg:x="8.159cm" svg:y="18.411cm">
          <draw:text-box>
            <text:p><text:span text:style-name="T3">3.5 mm Stereo Chassis Mount Jack</text:span></text:p>
            <text:p><text:span text:style-name="T3"/></text:p>
          </draw:text-box>
        </draw:frame>
        <draw:circle draw:style-name="gr9" draw:text-style-name="P1" draw:layer="layout" svg:width="0.267cm" svg:height="0.267cm" draw:transform="rotate (1.5707963267946) translate (7.544cm 21.922cm)">
          <text:p/>
        </draw:circle>
        <draw:frame draw:style-name="gr16" draw:text-style-name="P4" draw:layer="layout" svg:width="2.026cm" svg:height="0.887cm" svg:x="8.159cm" svg:y="21.511cm">
          <draw:text-box>
            <text:p><text:span text:style-name="T3">3 mm LED</text:span></text:p>
            <text:p><text:span text:style-name="T3"/></text:p>
          </draw:text-box>
        </draw:frame>
        <draw:circle draw:style-name="gr10" draw:text-style-name="P1" draw:layer="layout" svg:width="0.656cm" svg:height="0.656cm" draw:transform="rotate (1.5707963267946) translate (7.365cm 23.111cm)">
          <text:p/>
        </draw:circle>
        <draw:frame draw:style-name="gr16" draw:text-style-name="P4" draw:layer="layout" svg:width="3.922cm" svg:height="0.887cm" svg:x="8.159cm" svg:y="22.512cm">
          <draw:text-box>
            <text:p><text:span text:style-name="T3">1/2 “ Hole for USB cable</text:span></text:p>
            <text:p><text:span text:style-name="T3"/></text:p>
          </draw:text-box>
        </draw:frame>
        <draw:g>
          <draw:circle draw:style-name="gr10" draw:text-style-name="P1" draw:layer="layout" svg:width="0.542cm" svg:height="0.541cm" draw:transform="rotate (1.5707963267946) translate (7.467cm 24.177cm)">
            <text:p/>
          </draw:circle>
          <draw:rect draw:style-name="gr11" draw:text-style-name="P1" draw:layer="layout" svg:width="0.09cm" svg:height="0.092cm" svg:x="7.706cm" svg:y="24.082cm">
            <text:p/>
          </draw:rect>
          <draw:circle draw:style-name="gr10" draw:text-style-name="P1" draw:layer="layout" svg:width="0.675cm" svg:height="0.675cm" draw:transform="rotate (1.5707963267946) translate (7.4cm 24.246cm)">
            <text:p/>
          </draw:circle>
          <draw:ellipse draw:style-name="gr12" draw:text-style-name="P1" draw:layer="layout" svg:width="0.156cm" svg:height="0.157cm" draw:transform="rotate (1.5707963267946) translate (7.144cm 24.022cm)">
            <text:p/>
          </draw:ellipse>
          <draw:ellipse draw:style-name="gr12" draw:text-style-name="P1" draw:layer="layout" svg:width="0.156cm" svg:height="0.157cm" draw:transform="rotate (1.5707963267946) translate (8.18cm 24.026cm)">
            <text:p/>
          </draw:ellipse>
          <draw:line draw:style-name="gr13" draw:text-style-name="P1" draw:layer="layout" svg:x1="7.566cm" svg:y1="23.613cm" svg:x2="7.152cm" svg:y2="23.89cm">
            <text:p/>
          </draw:line>
          <draw:line draw:style-name="gr13" draw:text-style-name="P1" draw:layer="layout" svg:x1="7.934cm" svg:y1="23.633cm" svg:x2="8.327cm" svg:y2="23.906cm">
            <text:p/>
          </draw:line>
          <draw:line draw:style-name="gr13" draw:text-style-name="P1" draw:layer="layout" svg:x1="7.606cm" svg:y1="24.223cm" svg:x2="7.153cm" svg:y2="23.997cm">
            <text:p/>
          </draw:line>
          <draw:line draw:style-name="gr13" draw:text-style-name="P1" draw:layer="layout" svg:x1="7.873cm" svg:y1="24.218cm" svg:x2="8.327cm" svg:y2="23.996cm">
            <text:p/>
          </draw:line>
          <draw:ellipse draw:style-name="gr12" draw:text-style-name="P1" draw:layer="layout" svg:width="0.084cm" svg:height="0.086cm" draw:transform="rotate (1.5707963267946) translate (7.88cm 23.969cm)">
            <text:p/>
          </draw:ellipse>
          <draw:circle draw:style-name="gr12" draw:text-style-name="P1" draw:layer="layout" svg:width="0.085cm" svg:height="0.086cm" draw:transform="rotate (1.5707963267946) translate (7.518cm 23.973cm)">
            <text:p/>
          </draw:circle>
          <draw:ellipse draw:style-name="gr12" draw:text-style-name="P1" draw:layer="layout" svg:width="0.084cm" svg:height="0.086cm" draw:transform="rotate (1.5707963267946) translate (7.559cm 23.822cm)">
            <text:p/>
          </draw:ellipse>
          <draw:ellipse draw:style-name="gr12" draw:text-style-name="P1" draw:layer="layout" svg:width="0.084cm" svg:height="0.086cm" draw:transform="rotate (1.5707963267946) translate (7.701cm 23.752cm)">
            <text:p/>
          </draw:ellipse>
          <draw:circle draw:style-name="gr12" draw:text-style-name="P1" draw:layer="layout" svg:width="0.085cm" svg:height="0.086cm" draw:transform="rotate (1.5707963267946) translate (7.836cm 23.827cm)">
            <text:p/>
          </draw:circle>
        </draw:g>
        <draw:frame draw:style-name="gr16" draw:text-style-name="P4" draw:layer="layout" svg:width="4.774cm" svg:height="0.887cm" svg:x="8.359cm" svg:y="23.613cm">
          <draw:text-box>
            <text:p><text:span text:style-name="T3">5 Pin DIN Female Chassis Mount</text:span></text:p>
            <text:p><text:span text:style-name="T3"/></text:p>
          </draw:text-box>
        </draw:frame>
        <draw:g>
          <draw:circle draw:style-name="gr10" draw:text-style-name="P1" draw:layer="layout" svg:width="1.047cm" svg:height="1.047cm" draw:transform="rotate (1.5707963267946) translate (7.116cm 13.348cm)">
            <text:p/>
          </draw:circle>
          <draw:rect draw:style-name="gr11" draw:text-style-name="P1" draw:layer="layout" svg:width="0.175cm" svg:height="0.175cm" svg:x="7.578cm" svg:y="13.167cm">
            <text:p/>
          </draw:rect>
          <draw:ellipse draw:style-name="gr10" draw:text-style-name="P1" draw:layer="layout" svg:width="1.305cm" svg:height="1.307cm" draw:transform="rotate (1.5707963267946) translate (6.986cm 13.481cm)">
            <text:p/>
          </draw:ellipse>
          <draw:circle draw:style-name="gr12" draw:text-style-name="P1" draw:layer="layout" svg:width="0.303cm" svg:height="0.303cm" draw:transform="rotate (1.5707963267946) translate (6.491cm 13.048cm)">
            <text:p/>
          </draw:circle>
          <draw:circle draw:style-name="gr12" draw:text-style-name="P1" draw:layer="layout" svg:width="0.303cm" svg:height="0.303cm" draw:transform="rotate (1.5707963267946) translate (8.496cm 13.057cm)">
            <text:p/>
          </draw:circle>
          <draw:line draw:style-name="gr13" draw:text-style-name="P1" draw:layer="layout" svg:x1="7.308cm" svg:y1="12.258cm" svg:x2="6.507cm" svg:y2="12.794cm">
            <text:p/>
          </draw:line>
          <draw:line draw:style-name="gr13" draw:text-style-name="P1" draw:layer="layout" svg:x1="8.02cm" svg:y1="12.296cm" svg:x2="8.781cm" svg:y2="12.823cm">
            <text:p/>
          </draw:line>
          <draw:line draw:style-name="gr13" draw:text-style-name="P1" draw:layer="layout" svg:x1="7.385cm" svg:y1="13.438cm" svg:x2="6.508cm" svg:y2="13.001cm">
            <text:p/>
          </draw:line>
          <draw:line draw:style-name="gr13" draw:text-style-name="P1" draw:layer="layout" svg:x1="7.902cm" svg:y1="13.428cm" svg:x2="8.78cm" svg:y2="12.999cm">
            <text:p/>
          </draw:line>
          <draw:ellipse draw:style-name="gr12" draw:text-style-name="P1" draw:layer="layout" svg:width="0.163cm" svg:height="0.166cm" draw:transform="rotate (1.5707963267946) translate (7.916cm 12.947cm)">
            <text:p/>
          </draw:ellipse>
          <draw:ellipse draw:style-name="gr12" draw:text-style-name="P1" draw:layer="layout" svg:width="0.164cm" svg:height="0.167cm" draw:transform="rotate (1.5707963267946) translate (7.214cm 12.954cm)">
            <text:p/>
          </draw:ellipse>
          <draw:ellipse draw:style-name="gr12" draw:text-style-name="P1" draw:layer="layout" svg:width="0.162cm" svg:height="0.166cm" draw:transform="rotate (1.5707963267946) translate (7.293cm 12.662cm)">
            <text:p/>
          </draw:ellipse>
          <draw:ellipse draw:style-name="gr12" draw:text-style-name="P1" draw:layer="layout" svg:width="0.163cm" svg:height="0.167cm" draw:transform="rotate (1.5707963267946) translate (7.568cm 12.527cm)">
            <text:p/>
          </draw:ellipse>
          <draw:ellipse draw:style-name="gr12" draw:text-style-name="P1" draw:layer="layout" svg:width="0.163cm" svg:height="0.166cm" draw:transform="rotate (1.5707963267946) translate (7.83cm 12.671cm)">
            <text:p/>
          </draw:ellipse>
        </draw:g>
        <draw:g>
          <draw:circle draw:style-name="gr10" draw:text-style-name="P1" draw:layer="layout" svg:width="1.047cm" svg:height="1.047cm" draw:transform="rotate (1.5707963267946) translate (7.116cm 15.848cm)">
            <text:p/>
          </draw:circle>
          <draw:rect draw:style-name="gr11" draw:text-style-name="P1" draw:layer="layout" svg:width="0.175cm" svg:height="0.175cm" svg:x="7.578cm" svg:y="15.667cm">
            <text:p/>
          </draw:rect>
          <draw:ellipse draw:style-name="gr10" draw:text-style-name="P1" draw:layer="layout" svg:width="1.305cm" svg:height="1.307cm" draw:transform="rotate (1.5707963267946) translate (6.986cm 15.981cm)">
            <text:p/>
          </draw:ellipse>
          <draw:circle draw:style-name="gr12" draw:text-style-name="P1" draw:layer="layout" svg:width="0.303cm" svg:height="0.303cm" draw:transform="rotate (1.5707963267946) translate (6.491cm 15.548cm)">
            <text:p/>
          </draw:circle>
          <draw:circle draw:style-name="gr12" draw:text-style-name="P1" draw:layer="layout" svg:width="0.303cm" svg:height="0.303cm" draw:transform="rotate (1.5707963267946) translate (8.496cm 15.557cm)">
            <text:p/>
          </draw:circle>
          <draw:line draw:style-name="gr13" draw:text-style-name="P1" draw:layer="layout" svg:x1="7.308cm" svg:y1="14.758cm" svg:x2="6.507cm" svg:y2="15.294cm">
            <text:p/>
          </draw:line>
          <draw:line draw:style-name="gr13" draw:text-style-name="P1" draw:layer="layout" svg:x1="8.02cm" svg:y1="14.796cm" svg:x2="8.781cm" svg:y2="15.323cm">
            <text:p/>
          </draw:line>
          <draw:line draw:style-name="gr13" draw:text-style-name="P1" draw:layer="layout" svg:x1="7.385cm" svg:y1="15.938cm" svg:x2="6.508cm" svg:y2="15.501cm">
            <text:p/>
          </draw:line>
          <draw:line draw:style-name="gr13" draw:text-style-name="P1" draw:layer="layout" svg:x1="7.902cm" svg:y1="15.928cm" svg:x2="8.78cm" svg:y2="15.499cm">
            <text:p/>
          </draw:line>
          <draw:ellipse draw:style-name="gr12" draw:text-style-name="P1" draw:layer="layout" svg:width="0.163cm" svg:height="0.166cm" draw:transform="rotate (1.5707963267946) translate (7.916cm 15.447cm)">
            <text:p/>
          </draw:ellipse>
          <draw:ellipse draw:style-name="gr12" draw:text-style-name="P1" draw:layer="layout" svg:width="0.164cm" svg:height="0.167cm" draw:transform="rotate (1.5707963267946) translate (7.214cm 15.454cm)">
            <text:p/>
          </draw:ellipse>
          <draw:ellipse draw:style-name="gr12" draw:text-style-name="P1" draw:layer="layout" svg:width="0.162cm" svg:height="0.166cm" draw:transform="rotate (1.5707963267946) translate (7.293cm 15.162cm)">
            <text:p/>
          </draw:ellipse>
          <draw:ellipse draw:style-name="gr12" draw:text-style-name="P1" draw:layer="layout" svg:width="0.163cm" svg:height="0.167cm" draw:transform="rotate (1.5707963267946) translate (7.568cm 15.027cm)">
            <text:p/>
          </draw:ellipse>
          <draw:ellipse draw:style-name="gr12" draw:text-style-name="P1" draw:layer="layout" svg:width="0.163cm" svg:height="0.166cm" draw:transform="rotate (1.5707963267946) translate (7.83cm 15.171cm)">
            <text:p/>
          </draw:ellipse>
        </draw:g>
        <draw:circle draw:style-name="gr17" draw:text-style-name="P1" draw:layer="layout" svg:width="0.824cm" svg:height="0.824cm" draw:transform="rotate (1.5707963267946) translate (12.227cm 10.529cm)">
          <text:p/>
        </draw:circle>
        <draw:circle draw:style-name="gr17" draw:text-style-name="P1" draw:layer="layout" svg:width="0.824cm" svg:height="0.824cm" draw:transform="rotate (1.5707963267946) translate (12.227cm 12.897cm)">
          <text:p/>
        </draw:circle>
        <draw:frame draw:style-name="gr16" draw:text-style-name="P4" draw:layer="layout" svg:width="1.683cm" svg:height="0.887cm" svg:x="11.875cm" svg:y="10.603cm">
          <draw:text-box>
            <text:p><text:span text:style-name="T3">EXT IN 1</text:span></text:p>
            <text:p text:style-name="P1"><text:span text:style-name="T3">(K31)</text:span></text:p>
          </draw:text-box>
        </draw:frame>
        <draw:frame draw:style-name="gr16" draw:text-style-name="P4" draw:layer="layout" svg:width="1.683cm" svg:height="0.887cm" svg:x="11.876cm" svg:y="12.904cm">
          <draw:text-box>
            <text:p><text:span text:style-name="T3">EXT IN 2</text:span></text:p>
            <text:p text:style-name="P1"><text:span text:style-name="T3">(K32)</text:span></text:p>
          </draw:text-box>
        </draw:frame>
        <draw:circle draw:style-name="gr17" draw:text-style-name="P1" draw:layer="layout" svg:width="0.417cm" svg:height="0.417cm" draw:transform="rotate (1.5707963267946) translate (7.437cm 19.873cm)">
          <text:p/>
        </draw:circle>
        <draw:frame draw:style-name="gr16" draw:text-style-name="P4" draw:layer="layout" svg:width="5.118cm" svg:height="0.887cm" svg:x="8.152cm" svg:y="19.412cm">
          <draw:text-box>
            <text:p><text:span text:style-name="T3">RCA Audio Jack</text:span></text:p>
            <text:p><text:span text:style-name="T3"/></text:p>
          </draw:text-box>
        </draw:frame>
        <draw:frame draw:style-name="gr18" draw:text-style-name="P4" draw:layer="layout" svg:width="1.364cm" svg:height="0.569cm" svg:x="12.167cm" svg:y="15.535cm">
          <draw:text-box>
            <text:p><text:span text:style-name="T3">9V 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25T13:07:41.84</dc:date>
    <dc:creator>Randy Parks</dc:creator>
    <meta:editing-duration>PT14H56M31S</meta:editing-duration>
    <meta:editing-cycles>17</meta:editing-cycles>
    <meta:generator>OpenOffice/4.1.3$Win32 OpenOffice.org_project/413m1$Build-9783</meta:generator>
    <meta:printed-by>Randy Parks</meta:printed-by>
    <meta:print-date>2017-03-10T10:51:10.28</meta:print-date>
    <meta:document-statistic meta:object-count="92"/>
  </office:meta>
</office:document-meta>
</file>